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2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43" calcext:value-type="float">
            <text:p>4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23" calcext:value-type="float">
            <text:p>2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20" calcext:value-type="float">
            <text:p>2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53.4883720930233" calcext:value-type="float">
            <text:p>53.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4" office:value-type="string" calcext:value-type="string">
            <text:p>No</text:p>
          </table:table-cell>
          <table:table-cell table:style-name="ce32" office:value-type="string" calcext:value-type="string">
            <text:p>内容</text:p>
          </table:table-cell>
          <table:table-cell table:style-name="ce32" office:value-type="string" calcext:value-type="string">
            <text:p>手順・補足</text:p>
          </table:table-cell>
          <table:table-cell table:style-name="ce32" office:value-type="string" calcext:value-type="string">
            <text:p>修正方法</text:p>
          </table:table-cell>
          <table:table-cell table:style-name="ce41" office:value-type="string" calcext:value-type="string">
            <text:p>優先度</text:p>
          </table:table-cell>
          <table:table-cell table:style-name="ce14" office:value-type="string" calcext:value-type="string">
            <text:p>状況</text:p>
          </table:table-cell>
          <table:table-cell table:style-name="ce14" office:value-type="string" calcext:value-type="string">
            <text:p>起票日</text:p>
          </table:table-cell>
          <table:table-cell table:style-name="ce14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保留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00/00/00</text:date>, <text:time style:data-style-name="N2" text:time-value="00:35:35.31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6T00:38:17.862000000</dc:date>
    <meta:editing-duration>PT18H3M43S</meta:editing-duration>
    <meta:editing-cycles>85</meta:editing-cycles>
    <meta:generator>LibreOffice/24.8.6.2$Windows_X86_64 LibreOffice_project/6d98ba145e9a8a39fc57bcc76981d1fb1316c60c</meta:generator>
    <meta:document-statistic meta:table-count="1" meta:cell-count="432" meta:object-count="1"/>
  </office:meta>
</office:document-meta>
</file>